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/>
    </style:style>
    <style:style style:name="P2" style:family="paragraph" style:parent-style-name="Preformatted_20_Text">
      <style:text-properties style:font-name="Courier new" fo:font-style="italic" style:font-style-asian="italic" style:font-style-complex="italic"/>
    </style:style>
    <style:style style:name="P3" style:family="paragraph" style:parent-style-name="Preformatted_20_Text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ovis 12</text:p>
      <text:p text:style-name="P1"/>
      <text:p text:style-name="P1"/>
      <text:p text:style-name="P1"><text:span text:style-name="T1">Type :</text:span> <text:span text:style-name="T2">armure intégrale</text:span></text:p>
      <text:p text:style-name="P1"/>
      <text:p text:style-name="P1"><text:span text:style-name="T1">Classe :</text:span> <text:span text:style-name="T2">armure de combat</text:span></text:p>
      <text:p text:style-name="P1"/>
      <text:p text:style-name="P1"><text:span text:style-name="T1">Poids :</text:span> <text:span text:style-name="T2">24,00 kilogrammes</text:span></text:p>
      <text:p text:style-name="P1"/>
      <text:p text:style-name="P1"><text:span text:style-name="T1">Outillage :</text:span> <text:span text:style-name="T2">1 hoslter intégré / 2 étuis à fusil / 1 étui à couteau / 1 emplacement à matraque / grappin aux avant-bras / système hermétique de protection face aux infections / filtrage d'air / assistance mécanique</text:span></text:p>
      <text:p text:style-name="P1"/>
      <text:p text:style-name="P1"><text:span text:style-name="T1">Description :</text:span> </text:p>
      <text:p text:style-name="P1"/>
      <text:p text:style-name="P1"><text:tab/>L'armure intégrale Clovis 12 est conçu pour les recrus de terrains les plus casse-cou. Résistance, très versatile et facile à enfilé, elle l'armure la plus répandue chez les agents.</text:p>
      <text:p text:style-name="P2"/>
      <text:p text:style-name="P1"><text:span text:style-name="T1">Utilisations :</text:span> </text:p>
      <text:p text:style-name="P1"/>
      <text:p text:style-name="P2"><text:tab/>Les armures Clovis servent d'armures à tout f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21T16:29:55.33</dc:date>
    <meta:editing-duration>PT9M52S</meta:editing-duration>
    <meta:editing-cycles>22</meta:editing-cycles>
    <meta:generator>OpenOffice/4.1.5$Win32 OpenOffice.org_project/415m1$Build-9789</meta:generator>
    <dc:creator>Thibault Martin-Teyssier</dc:creator>
    <meta:document-statistic meta:table-count="0" meta:image-count="0" meta:object-count="0" meta:page-count="1" meta:paragraph-count="9" meta:word-count="94" meta:character-count="557"/>
  </office:meta>
</office:document-meta>
</file>